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9.182291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Lin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20 Aluminum extrusion, 500mm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20 Aluminum extrusion, 400mm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20 Aluminum extrusion, 330mm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10 Smooth Rod, 500mm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10 Smooth Rod, 370mm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10 Smooth Rod, 320mm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8mm lead screw, 300mm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T2 timing belt, w=6mm</text:p>
          </table:table-cell>
          <table:table-cell office:value-type="string" table:style-name="ce1">
            <text:p>2 meter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T2 pulley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5 x 10mm machine screw</text:p>
          </table:table-cell>
          <table:table-cell office:value-type="float" office:value="55" table:style-name="ce1">
            <text:p>5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5 t slot nut</text:p>
          </table:table-cell>
          <table:table-cell office:value-type="float" office:value="55" table:style-name="ce1">
            <text:p>5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4 x 10mm machine s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hese are used for the psu mounting bracke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4 x 20mm machine s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belt idlers and tensioner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4 x 25mm machine s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hese are used to mount the extruder to the X carriag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4 hex nut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4 lock nu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se for idler bearing assembl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 x 10mm machine scre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 and Y axis motor mou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 x 14mm machine screw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3 for X motor, 4 for extruder fan, 2 for lcd mount, 4 for lead screw nut mounts, 2 for ramps cooling fan, for for y tab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 x 25mm machine screw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 for extruder stepper motor, 1 for fan duct to the extruder, 2 for tension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 x 30mm machine screw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4 for print bed, 2 for hot end clamp / servo mou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 x 60mm machine scre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ese are used for the extrud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 hex nut</text:p>
          </table:table-cell>
          <table:table-cell office:value-type="float" office:value="22" table:style-name="ce1">
            <text:p>2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3 lock nu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use locknuts for print bed mount and fan duct mou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 wash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eed 4 for extruder springs, but have some handy if needed elsewhe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2 x 16mm machine screw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hese and M2 nuts for mounting end stops, 1 for servo mount, and 2 for LM2596 mou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2 hex nut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Sheet2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Ryan Peach</dc:creator>
    <meta:creation-date>2006-09-16T00:00:00Z</meta:creation-date>
    <dc:date>2015-12-10T17:15:49Z</dc:date>
  </office:meta>
</office:document-meta>
</file>